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DejaVu Sans" fo:font-size="18pt" officeooo:rsid="0012396b" officeooo:paragraph-rsid="0012396b" style:font-size-asian="15.75pt" style:font-size-complex="18pt"/>
    </style:style>
    <style:style style:name="P2" style:family="paragraph" style:parent-style-name="Standard">
      <style:text-properties officeooo:rsid="0012396b" officeooo:paragraph-rsid="0012396b"/>
    </style:style>
    <style:style style:name="P3" style:family="paragraph" style:parent-style-name="Standard">
      <style:text-properties officeooo:rsid="00134dde" officeooo:paragraph-rsid="00134dde"/>
    </style:style>
    <style:style style:name="P4" style:family="paragraph" style:parent-style-name="Standard">
      <style:text-properties officeooo:rsid="0017cbcc" officeooo:paragraph-rsid="0017cbcc"/>
    </style:style>
    <style:style style:name="P5" style:family="paragraph" style:parent-style-name="Standard">
      <style:text-properties officeooo:rsid="001eecae" officeooo:paragraph-rsid="001eecae"/>
    </style:style>
    <style:style style:name="P6" style:family="paragraph" style:parent-style-name="Standard">
      <style:text-properties officeooo:rsid="002056c7" officeooo:paragraph-rsid="002056c7"/>
    </style:style>
    <style:style style:name="P7" style:family="paragraph" style:parent-style-name="Standard" style:list-style-name="L1">
      <style:text-properties officeooo:rsid="0012396b" officeooo:paragraph-rsid="00143109"/>
    </style:style>
    <style:style style:name="P8" style:family="paragraph" style:parent-style-name="Standard" style:list-style-name="L1">
      <style:text-properties officeooo:rsid="0012396b" officeooo:paragraph-rsid="0012396b"/>
    </style:style>
    <style:style style:name="P9" style:family="paragraph" style:parent-style-name="Standard" style:list-style-name="L2">
      <style:text-properties officeooo:paragraph-rsid="0015391d"/>
    </style:style>
    <style:style style:name="P10" style:family="paragraph" style:parent-style-name="Standard" style:list-style-name="L2">
      <style:text-properties officeooo:rsid="0015391d" officeooo:paragraph-rsid="0015391d"/>
    </style:style>
    <style:style style:name="P11" style:family="paragraph" style:parent-style-name="Standard" style:list-style-name="L2">
      <style:text-properties officeooo:rsid="00162a61" officeooo:paragraph-rsid="00162a61"/>
    </style:style>
    <style:style style:name="P12" style:family="paragraph" style:parent-style-name="Standard" style:list-style-name="L2">
      <style:text-properties officeooo:rsid="0016599d" officeooo:paragraph-rsid="0016599d"/>
    </style:style>
    <style:style style:name="P13" style:family="paragraph" style:parent-style-name="Standard" style:list-style-name="L2">
      <style:text-properties officeooo:rsid="0016ad9b" officeooo:paragraph-rsid="0016ad9b"/>
    </style:style>
    <style:style style:name="P14" style:family="paragraph" style:parent-style-name="Standard" style:list-style-name="L3">
      <style:text-properties officeooo:rsid="0017cbcc" officeooo:paragraph-rsid="0017cbcc"/>
    </style:style>
    <style:style style:name="P15" style:family="paragraph" style:parent-style-name="Standard" style:list-style-name="L3">
      <style:text-properties officeooo:rsid="00180dc3" officeooo:paragraph-rsid="00180dc3"/>
    </style:style>
    <style:style style:name="P16" style:family="paragraph" style:parent-style-name="Standard" style:list-style-name="L3">
      <style:text-properties officeooo:rsid="0018f410" officeooo:paragraph-rsid="0018f410"/>
    </style:style>
    <style:style style:name="P17" style:family="paragraph" style:parent-style-name="Standard" style:list-style-name="L3">
      <style:text-properties officeooo:rsid="001a801b" officeooo:paragraph-rsid="001a801b"/>
    </style:style>
    <style:style style:name="P18" style:family="paragraph" style:parent-style-name="Standard" style:list-style-name="L4">
      <style:text-properties officeooo:rsid="001c5c06" officeooo:paragraph-rsid="001c5c06"/>
    </style:style>
    <style:style style:name="P19" style:family="paragraph" style:parent-style-name="Standard" style:list-style-name="L5">
      <style:text-properties officeooo:rsid="001eecae" officeooo:paragraph-rsid="001eecae"/>
    </style:style>
    <style:style style:name="T1" style:family="text">
      <style:text-properties style:text-position="super 58%"/>
    </style:style>
    <style:style style:name="T2" style:family="text">
      <style:text-properties officeooo:rsid="00143109"/>
    </style:style>
    <style:style style:name="T3" style:family="text">
      <style:text-properties officeooo:rsid="0015391d"/>
    </style:style>
    <style:style style:name="T4" style:family="text">
      <style:text-properties fo:font-variant="normal" fo:text-transform="none" fo:color="#202122" style:font-name="sans-serif" fo:font-size="10.5pt" fo:letter-spacing="normal" fo:font-style="normal" fo:font-weight="normal"/>
    </style:style>
    <style:style style:name="T5" style:family="text">
      <style:text-properties fo:font-variant="normal" fo:text-transform="none" fo:color="#202122" style:font-name="sans-serif" fo:font-size="10.5pt" fo:letter-spacing="normal" fo:font-style="normal" fo:font-weight="normal" officeooo:rsid="0015391d"/>
    </style:style>
    <style:style style:name="T6" style:family="text">
      <style:text-properties officeooo:rsid="0016599d"/>
    </style:style>
    <style:style style:name="T7" style:family="text">
      <style:text-properties officeooo:rsid="0016ad9b"/>
    </style:style>
    <style:style style:name="T8" style:family="text">
      <style:text-properties officeooo:rsid="0018ab76"/>
    </style:style>
    <style:style style:name="T9" style:family="text">
      <style:text-properties officeooo:rsid="00242b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Quick Facts:</text:p>
      <text:list xml:id="list4271265191" text:style-name="L1">
        <text:list-item>
          <text:p text:style-name="P7">B<text:span text:style-name="T2">irthdate: </text:span>December 21<text:span text:style-name="T1">st</text:span>, 1948 </text:p>
        </text:list-item>
        <text:list-item>
          <text:p text:style-name="P7"><text:span text:style-name="T2">Hometown: </text:span>Washington, D.C. USA</text:p>
        </text:list-item>
        <text:list-item>
          <text:p text:style-name="P8"><text:span text:style-name="T2">Who: </text:span>He is an American actor and producer who has appeared in over 100 films.</text:p>
        </text:list-item>
      </text:list>
      <text:p text:style-name="P2"/>
      <text:p text:style-name="P2">Early Life:</text:p>
      <text:list xml:id="list1298752888" text:style-name="L2">
        <text:list-item>
          <text:p text:style-name="P9"><text:span text:style-name="T3">Mother: Elizabeth Harriett (-</text:span><text:span text:style-name="T4">née Montgomery</text:span><text:span text:style-name="T5">) and Father: <text:s/>Roy Henry Jackson. </text:span></text:p>
        </text:list-item>
        <text:list-item>
          <text:p text:style-name="P10">SLJ was raised by his grandparents Edgar and Pearl Montgomery in Chattanooga, Tennessee. </text:p>
        </text:list-item>
        <text:list-item>
          <text:p text:style-name="P10">He went to several segregated schools and graduated from Riverside High School in Chattanooga. </text:p>
        </text:list-item>
        <text:list-item>
          <text:p text:style-name="P11">Samuel grew up with a stutter, but used acting to break it, also he uses MotherFuc*er <text:span text:style-name="T6">to get out of a speech block.</text:span></text:p>
        </text:list-item>
        <text:list-item>
          <text:p text:style-name="P12">He attended Morehouse Colle<text:span text:style-name="T9">ge</text:span> in Atlanta, Georgia &amp; graduated <text:span text:style-name="T7">with a BA in drama</text:span> in 1972.</text:p>
        </text:list-item>
        <text:list-item>
          <text:p text:style-name="P13">While in college he was asked to volunteer to usher at Martin Luther King Jr.’s funeral. </text:p>
        </text:list-item>
        <text:list-item>
          <text:p text:style-name="P13"/>
        </text:list-item>
      </text:list>
      <text:p text:style-name="P2"/>
      <text:p text:style-name="P2"/>
      <text:p text:style-name="P2">Acting Career</text:p>
      <text:p text:style-name="P4"/>
      <text:list xml:id="list251194885" text:style-name="L3">
        <text:list-item>
          <text:p text:style-name="P14">Debut: <text:s/>Together for Days (1972) </text:p>
        </text:list-item>
        <text:list-item>
          <text:p text:style-name="P15">Moved to New York City for a decade appearing in stage plays (1976-<text:span text:style-name="T8">1980)</text:span></text:p>
        </text:list-item>
        <text:list-item>
          <text:p text:style-name="P16">During this time he took on minimal roles in films (Coming to America)</text:p>
        </text:list-item>
        <text:list-item>
          <text:p text:style-name="P16">He was mentored by Morgan Freeman</text:p>
        </text:list-item>
        <text:list-item>
          <text:p text:style-name="P16">Became an internationally revered actor in the Tarantino movie Pulp Fiction (1994)</text:p>
        </text:list-item>
        <text:list-item>
          <text:p text:style-name="P17">Throughout the 2000’s Samuel has been in nearly 100 films and counting making him the highest grossing actor of all time at $5.753 billion</text:p>
        </text:list-item>
      </text:list>
      <text:p text:style-name="P2"/>
      <text:p text:style-name="P3">Personal Life</text:p>
      <text:p text:style-name="P3"/>
      <text:list xml:id="list3708976576" text:style-name="L4">
        <text:list-item>
          <text:p text:style-name="P18">SLJ married actress and producer laTanya Richardson (1980).</text:p>
        </text:list-item>
        <text:list-item>
          <text:p text:style-name="P18">They have a a daughter Zoe Jackson. </text:p>
        </text:list-item>
        <text:list-item>
          <text:p text:style-name="P18">Currently the Jackson family reside in California </text:p>
        </text:list-item>
        <text:list-item>
          <text:p text:style-name="P18">He is a strong advocate for health awareness</text:p>
        </text:list-item>
      </text:list>
      <text:p text:style-name="P5"/>
      <text:p text:style-name="P5"/>
      <text:p text:style-name="P5">References</text:p>
      <text:p text:style-name="P5"/>
      <text:list xml:id="list640108099" text:style-name="L5">
        <text:list-item>
          <text:p text:style-name="P19"><text:a xlink:type="simple" xlink:href="https://www.biography.com/actor/samuel-l-jackson" text:style-name="Internet_20_link" text:visited-style-name="Visited_20_Internet_20_Link">https://www.biography.com/actor/samuel-l-jackson</text:a></text:p>
        </text:list-item>
        <text:list-item>
          <text:p text:style-name="P19"><text:a xlink:type="simple" xlink:href="https://en.wikipedia.org/wiki/Samuel_L._Jackson" text:style-name="Internet_20_link" text:visited-style-name="Visited_20_Internet_20_Link">https://en.wikipedia.org/wiki/Samuel_L._Jackson</text:a></text:p>
        </text:list-item>
        <text:list-item>
          <text:p text:style-name="P19"/>
        </text:list-item>
      </text:list>
      <text:p text:style-name="P3"/>
      <text:p text:style-name="P3"/>
      <text:p text:style-name="P6">Photos</text:p>
      <text:p text:style-name="P6"/>
      <text:p text:style-name="P6"/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DejaVu Sans" fo:font-size="18pt" officeooo:rsid="0012396b" officeooo:paragraph-rsid="0012396b" style:font-size-asian="15.75pt" style:font-size-complex="1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amuel Leroy Jackson – Tribute Page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6T23:48:36.590347017</meta:creation-date>
    <dc:date>2020-09-05T22:46:19.158129004</dc:date>
    <meta:editing-duration>P3DT13H44M42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30" meta:word-count="258" meta:character-count="1537" meta:non-whitespace-character-count="1319"/>
  </office:meta>
</office:document-meta>
</file>